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088" officeooo:paragraph-rsid="000dd088"/>
    </style:style>
    <style:style style:name="P2" style:family="paragraph" style:parent-style-name="Standard">
      <style:text-properties officeooo:rsid="000fb249" officeooo:paragraph-rsid="000fb249"/>
    </style:style>
    <style:style style:name="P3" style:family="paragraph" style:parent-style-name="Standard">
      <style:text-properties officeooo:rsid="001095ec" officeooo:paragraph-rsid="001095ec"/>
    </style:style>
    <style:style style:name="P4" style:family="paragraph" style:parent-style-name="Standard">
      <style:text-properties officeooo:rsid="0011ae8e" officeooo:paragraph-rsid="0011ae8e"/>
    </style:style>
    <style:style style:name="P5" style:family="paragraph" style:parent-style-name="Standard">
      <style:text-properties officeooo:rsid="0016418c" officeooo:paragraph-rsid="0016418c"/>
    </style:style>
    <style:style style:name="P6" style:family="paragraph" style:parent-style-name="Standard">
      <style:text-properties officeooo:rsid="00171d25" officeooo:paragraph-rsid="00171d25"/>
    </style:style>
    <style:style style:name="P7" style:family="paragraph" style:parent-style-name="Standard">
      <style:text-properties officeooo:rsid="00187c24" officeooo:paragraph-rsid="00187c24"/>
    </style:style>
    <style:style style:name="P8" style:family="paragraph" style:parent-style-name="Standard">
      <style:text-properties officeooo:rsid="0019e6f0" officeooo:paragraph-rsid="0019e6f0"/>
    </style:style>
    <style:style style:name="P9" style:family="paragraph" style:parent-style-name="Standard">
      <style:text-properties officeooo:rsid="0019e94c" officeooo:paragraph-rsid="0019e94c"/>
    </style:style>
    <style:style style:name="P10" style:family="paragraph" style:parent-style-name="Standard">
      <style:text-properties officeooo:rsid="001a55b4" officeooo:paragraph-rsid="001a55b4"/>
    </style:style>
    <style:style style:name="P11" style:family="paragraph" style:parent-style-name="Standard">
      <style:text-properties officeooo:rsid="001b9810" officeooo:paragraph-rsid="001b9810"/>
    </style:style>
    <style:style style:name="P12" style:family="paragraph" style:parent-style-name="Standard">
      <style:text-properties officeooo:rsid="001c9726" officeooo:paragraph-rsid="001c9726"/>
    </style:style>
    <style:style style:name="P13" style:family="paragraph" style:parent-style-name="Standard">
      <style:text-properties officeooo:rsid="001e67e7" officeooo:paragraph-rsid="001e67e7"/>
    </style:style>
    <style:style style:name="P14" style:family="paragraph" style:parent-style-name="Standard">
      <style:text-properties officeooo:rsid="001efa57" officeooo:paragraph-rsid="001efa57"/>
    </style:style>
    <style:style style:name="P15" style:family="paragraph" style:parent-style-name="Standard">
      <style:text-properties officeooo:rsid="00205fff" officeooo:paragraph-rsid="00205fff"/>
    </style:style>
    <style:style style:name="P16" style:family="paragraph" style:parent-style-name="Standard">
      <style:text-properties officeooo:rsid="0021519e" officeooo:paragraph-rsid="0021519e"/>
    </style:style>
    <style:style style:name="P17" style:family="paragraph" style:parent-style-name="Standard">
      <style:text-properties officeooo:rsid="00218007" officeooo:paragraph-rsid="00218007"/>
    </style:style>
    <style:style style:name="P18" style:family="paragraph" style:parent-style-name="Standard">
      <style:text-properties officeooo:rsid="0022c13e" officeooo:paragraph-rsid="0022c13e"/>
    </style:style>
    <style:style style:name="P19" style:family="paragraph" style:parent-style-name="Standard">
      <style:text-properties officeooo:rsid="002353e4" officeooo:paragraph-rsid="002353e4"/>
    </style:style>
    <style:style style:name="P20" style:family="paragraph" style:parent-style-name="Standard">
      <style:text-properties officeooo:rsid="00247851" officeooo:paragraph-rsid="00247851"/>
    </style:style>
    <style:style style:name="P21" style:family="paragraph" style:parent-style-name="Standard">
      <style:text-properties officeooo:rsid="00257269" officeooo:paragraph-rsid="00257269"/>
    </style:style>
    <style:style style:name="P22" style:family="paragraph" style:parent-style-name="Standard">
      <style:text-properties officeooo:rsid="0027262a" officeooo:paragraph-rsid="0027262a"/>
    </style:style>
    <style:style style:name="P23" style:family="paragraph" style:parent-style-name="Standard">
      <style:text-properties fo:font-style="normal" officeooo:rsid="0025838b" officeooo:paragraph-rsid="0025838b" style:font-style-asian="normal" style:font-style-complex="normal"/>
    </style:style>
    <style:style style:name="P24" style:family="paragraph" style:parent-style-name="Standard">
      <style:text-properties fo:font-style="normal" officeooo:rsid="0026f694" officeooo:paragraph-rsid="0026f694" style:font-style-asian="normal" style:font-style-complex="normal"/>
    </style:style>
    <style:style style:name="P25" style:family="paragraph" style:parent-style-name="Standard">
      <style:text-properties fo:font-style="normal" officeooo:rsid="0027262a" officeooo:paragraph-rsid="0027262a" style:font-style-asian="normal" style:font-style-complex="normal"/>
    </style:style>
    <style:style style:name="P26" style:family="paragraph" style:parent-style-name="Standard">
      <style:text-properties officeooo:rsid="0028db16" officeooo:paragraph-rsid="0028db16"/>
    </style:style>
    <style:style style:name="P27" style:family="paragraph" style:parent-style-name="Standard">
      <style:text-properties officeooo:rsid="002ba411" officeooo:paragraph-rsid="002ba411"/>
    </style:style>
    <style:style style:name="P28" style:family="paragraph" style:parent-style-name="Standard">
      <style:text-properties officeooo:rsid="002c9d25" officeooo:paragraph-rsid="002c9d25"/>
    </style:style>
    <style:style style:name="P29" style:family="paragraph" style:parent-style-name="Standard">
      <style:text-properties officeooo:rsid="002e4711" officeooo:paragraph-rsid="002e4711"/>
    </style:style>
    <style:style style:name="P30" style:family="paragraph" style:parent-style-name="Standard">
      <style:text-properties officeooo:rsid="002f560a" officeooo:paragraph-rsid="002f560a"/>
    </style:style>
    <style:style style:name="P31" style:family="paragraph" style:parent-style-name="Standard">
      <style:text-properties officeooo:rsid="00312205" officeooo:paragraph-rsid="00312205"/>
    </style:style>
    <style:style style:name="P32" style:family="paragraph" style:parent-style-name="Standard">
      <style:text-properties officeooo:rsid="003196d1" officeooo:paragraph-rsid="003196d1"/>
    </style:style>
    <style:style style:name="T1" style:family="text">
      <style:text-properties officeooo:rsid="001095ec"/>
    </style:style>
    <style:style style:name="T2" style:family="text">
      <style:text-properties officeooo:rsid="0013c854"/>
    </style:style>
    <style:style style:name="T3" style:family="text">
      <style:text-properties officeooo:rsid="002353e4"/>
    </style:style>
    <style:style style:name="T4" style:family="text">
      <style:text-properties officeooo:rsid="0025726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e47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d - <text:s/>trás a sada do caminho local onde estamos logado no terminal</text:p>
      <text:p text:style-name="P1">dir – lista os <text:span text:style-name="T2">diretórios</text:span></text:p>
      <text:p text:style-name="P1">ls – comando especifico para fazer a listagem </text:p>
      <text:p text:style-name="P1">ls nome da pasta – listar dentro de uma pasta especifica</text:p>
      <text:p text:style-name="P2">ls -l – lista <text:span text:style-name="T2">diretório</text:span> com detalhes</text:p>
      <text:p text:style-name="P2">ls -- help - <text:s text:c="2"/><text:span text:style-name="T1">arquivo de ajuda</text:span></text:p>
      <text:p text:style-name="P2">man ls- <text:s/><text:span text:style-name="T2">tras</text:span> o manual do ls</text:p>
      <text:p text:style-name="P2">q – sai do manual</text:p>
      <text:p text:style-name="P1">cd <text:s/>nome da pasta - <text:s/>entrar em uma pasta especifica </text:p>
      <text:p text:style-name="P2">cd .. - retorna um <text:span text:style-name="T2">diretório</text:span></text:p>
      <text:p text:style-name="P2">cd / - direciona para o caminho raiz</text:p>
      <text:p text:style-name="P2">mkdir nome da pasta – criar uma pasta </text:p>
      <text:p text:style-name="P3">cd ~ - volta para a pasta pessoal</text:p>
      <text:p text:style-name="P3">history – lista de comando utilizados durante a execução</text:p>
      <text:p text:style-name="P4">mv nome da pasta atual e nome da pasta que deseja – renomear</text:p>
      <text:p text:style-name="P4">mv nome da pasta nome do local que deseja mover – move a pasta</text:p>
      <text:p text:style-name="P4">touch nome do arquivo – cria arquivo vazio </text:p>
      <text:p text:style-name="P4">cp nome do arquivo /nome do <text:span text:style-name="T2">diretório</text:span> – faz uma copia para o <text:span text:style-name="T2">diretório</text:span> selecionado</text:p>
      <text:p text:style-name="P4">clear – limpa o terminal</text:p>
      <text:p text:style-name="P4">rm nome do arquivo – apaga um arquivo</text:p>
      <text:p text:style-name="P4">rmdir nome da pasta – remove os <text:span text:style-name="T2">diretórios</text:span></text:p>
      <text:p text:style-name="P5"/>
      <text:p text:style-name="P3"/>
      <text:p text:style-name="P3">Atalhos</text:p>
      <text:p text:style-name="P3"/>
      <text:p text:style-name="P3">Ctrl+C – cancela o comando atual</text:p>
      <text:p text:style-name="P3">Ctrl+Z– pausa o comando atual, em primeiro plano ou segundo plano.</text:p>
      <text:p text:style-name="P3">Ctrl+D – faz logout as sessão atual – sai do terminal</text:p>
      <text:p text:style-name="P3">Ctrl+W – apaga uma palavra na linha atual.</text:p>
      <text:p text:style-name="P3">Ctrl+U – apaga a linha inteira</text:p>
      <text:p text:style-name="P3">Ctrl+R – busca um comando recente. </text:p>
      <text:p text:style-name="P5">shift+insert – cola algo copiado</text:p>
      <text:p text:style-name="P5">Ctrl+insert – copia algo do terminal</text:p>
      <text:p text:style-name="P5"/>
      <text:p text:style-name="P6">Manipulando arquivos</text:p>
      <text:p text:style-name="P6"/>
      <text:p text:style-name="P6">nano nome do arquivo – edita oque estiver dentro do arquivo</text:p>
      <text:p text:style-name="P6">cat nome do arquivo – visualiza oque tem dentro do arquivo</text:p>
      <text:p text:style-name="P7">head nome do arquivo – mostra as 10 primeiras linhas do arquivos</text:p>
      <text:p text:style-name="P7">tail nome do arquivo – mostra as 10 ultimas linhas do arquivos</text:p>
      <text:p text:style-name="P8">du -h ~ - visualiza todos os arquivos na pasta pessoal e mostra o tamanho</text:p>
      <text:p text:style-name="P8">reboot – reinicia o sistema</text:p>
      <text:p text:style-name="P15">last reboot – tras todas as inicialização do sistema</text:p>
      <text:p text:style-name="P8">shutdown -h tempo – desliga o sistema com o tempo escolhido</text:p>
      <text:p text:style-name="P9">lshw – mostra todos os hardware</text:p>
      <text:p text:style-name="P9">lshw -short – mostra alguns caminhos de hardware</text:p>
      <text:p text:style-name="P16">init 0 – desliga a maquina</text:p>
      <text:p text:style-name="P16">telinit 0 – desliga a maquina</text:p>
      <text:p text:style-name="P16">halt – delisga a maquina com a senha</text:p>
      <text:p text:style-name="P3"/>
      <text:p text:style-name="P10">comando com rede</text:p>
      <text:p text:style-name="P10"/>
      <text:p text:style-name="P11"><text:soft-page-break/>ifconfig – visualizar o ip</text:p>
      <text:p text:style-name="P12">hostname – trás informação do host</text:p>
      <text:p text:style-name="P12">who – trás como esta logado na rede</text:p>
      <text:p text:style-name="P13">ping url do site – ferifica se o site esta ativo</text:p>
      <text:p text:style-name="P13">dig – tras informação de dns</text:p>
      <text:p text:style-name="P14">traceroute url – verifica o caminha que esta fazendo</text:p>
      <text:p text:style-name="P14">whois <text:s/>url– trás mais informação do host</text:p>
      <text:p text:style-name="P14">finger – trás as informações do usuário que esta logado</text:p>
      <text:p text:style-name="P14"/>
      <text:p text:style-name="P17">controle de usuários</text:p>
      <text:p text:style-name="P17"/>
      <text:p text:style-name="P19">sudo comando desejado– da permissão de administrador</text:p>
      <text:p text:style-name="P18">adduser nome do <text:span text:style-name="T3">usuário</text:span> – criando outro <text:span text:style-name="T3">usuário</text:span></text:p>
      <text:p text:style-name="P19">su nome do usuário – troca de usuário</text:p>
      <text:p text:style-name="P19">passwd nome de usuário – muda a senha de usuário</text:p>
      <text:p text:style-name="P20">lastlog – exibi informações de login de usuário</text:p>
      <text:p text:style-name="P20">last – exibe uma listagem de entrada e saída do usuário no sistema</text:p>
      <text:p text:style-name="P20">logname- nome do <text:span text:style-name="T4">usuário</text:span></text:p>
      <text:p text:style-name="P21">id – exibe todos os identificadores do usuário</text:p>
      <text:p text:style-name="P21">cat /etc/passwd – exibe todos os usuários</text:p>
      <text:p text:style-name="P21">userdel -r nome do usuário – remove um usuário</text:p>
      <text:p text:style-name="P21">cat /<text:span text:style-name="T5">etc/</text:span><text:span text:style-name="T6">group – exibe todos os grupos do sistema</text:span></text:p>
      <text:p text:style-name="P23">groups – exibe os grupos do usuário</text:p>
      <text:p text:style-name="P23">addgroup – cria um grupo</text:p>
      <text:p text:style-name="P24">adduser usuario grupo – adiciona um usuário em um grupo</text:p>
      <text:p text:style-name="P25">groupdel nome do grupo – remover um grupo</text:p>
      <text:p text:style-name="P25"/>
      <text:p text:style-name="P22">controle de permissão</text:p>
      <text:p text:style-name="P22"/>
      <text:p text:style-name="P22">ls -lh – verifica permissões em diretorio</text:p>
      <text:p text:style-name="P26">chmod – muda a permissão de um arquivos</text:p>
      <text:p text:style-name="P26"/>
      <text:p text:style-name="P27">compactação de arquivos</text:p>
      <text:p text:style-name="P27"/>
      <text:p text:style-name="P27">gzip nome do aquivo – compacta com arquivo gzip</text:p>
      <text:p text:style-name="P27">gunzip nome do arquivo – faz a <text:s/>Descompactação só arquivos</text:p>
      <text:p text:style-name="P27">gzip -9 nome do arquivo – usa a compactação máxima do arquivos</text:p>
      <text:p text:style-name="P27"/>
      <text:p text:style-name="P27">zip nome do aquivo que ira virar.zip e nome do arquivo – compacta o arquivo com zip</text:p>
      <text:p text:style-name="P28">unzip nome do arquivo.zip – descompactação do arquivos</text:p>
      <text:p text:style-name="P28"/>
      <text:p text:style-name="P28">bzip2 nome do arquivo – compacta arquivo com zip2 </text:p>
      <text:p text:style-name="P28">bzip2 -d nome do arquivo.bz2 – descompacta os arquivos</text:p>
      <text:p text:style-name="P28"/>
      <text:p text:style-name="P28">rar a nome do arquivo que virar.rar e nome do arquivo – compacta o arquivo com rar</text:p>
      <text:p text:style-name="P28">rar x nome do arquivo.rar – descompactação do arquivo</text:p>
      <text:p text:style-name="P28"/>
      <text:p text:style-name="P28">Arquivadores</text:p>
      <text:p text:style-name="P28"/>
      <text:p text:style-name="P28">tar -cf nome do arquivo que sera gerado e dos arquivos que sera arquivados – arquiva os arquivos <text:span text:style-name="T7">para depois compactar</text:span></text:p>
      <text:p text:style-name="P29">tar -xvf nome do arquivos.tar – descompacta os arquivos </text:p>
      <text:p text:style-name="P29"><text:soft-page-break/>tar -xvf nome do arquivos.tar -c nome do arquivo que deseja colocar – descompacta os arquivos em uma pasta especifica </text:p>
      <text:p text:style-name="P28"/>
      <text:p text:style-name="P30">instalação de arquivos </text:p>
      <text:p text:style-name="P30"/>
      <text:p text:style-name="P30">sudo apt install nome do arquivo – instala o arquivo desejado</text:p>
      <text:p text:style-name="P30">sudo apt upgrade nome do pacote – atualização do programa</text:p>
      <text:p text:style-name="P30">sudo apt remove nome do pacote – remove </text:p>
      <text:p text:style-name="P30"/>
      <text:p text:style-name="P31">atualização de sistema </text:p>
      <text:p text:style-name="P31"/>
      <text:p text:style-name="P31">sudo su – pegar privilegio de usuário root</text:p>
      <text:p text:style-name="P31">apt update &amp;&amp; apt upgrade – atualiza o sistema e todos os programas</text:p>
      <text:p text:style-name="P31"/>
      <text:p text:style-name="P31">instalação de pacotes do tipo deb</text:p>
      <text:p text:style-name="P31"/>
      <text:p text:style-name="P31">sudo dpkg -i nome do pacote – instalação de pacotes do tipo deb</text:p>
      <text:p text:style-name="P32">sudo dpkg -I pacote.deb – descrição do pacote</text:p>
      <text:p text:style-name="P32">sudo dpkg -r nome do pacote que é pegado na descrição – remove o pacote</text:p>
      <text:p text:style-name="P32"/>
      <text:p text:style-name="P32"/>
      <text:p text:style-name="P32"/>
      <text:p text:style-name="P31"/>
      <text:p text:style-name="P30"/>
      <text:p text:style-name="P28"/>
      <text:p text:style-name="P28"/>
      <text:p text:style-name="P27"/>
      <text:p text:style-name="P27"/>
      <text:p text:style-name="P19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0:25:55.579557128</meta:creation-date>
    <dc:date>2021-02-14T12:39:26.478012726</dc:date>
    <meta:editing-duration>PT48M5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3" meta:paragraph-count="97" meta:word-count="748" meta:character-count="4384" meta:non-whitespace-character-count="3638"/>
  </office:meta>
</office:document-meta>
</file>